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dash" draw:stroke-dash="Fine_20_Dashed_20__28_var_29_" draw:marker-start="" draw:marker-end="Linienende_20_1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fill="none" draw:textarea-horizontal-align="left" draw:textarea-vertical-align="top"/>
    </style:style>
    <style:style style:name="gr6" style:family="graphic" style:parent-style-name="standard">
      <style:graphic-properties draw:fill="none" draw:textarea-horizontal-align="left" draw:textarea-vertical-align="middle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.3cm"/>
    </style:style>
    <style:style style:name="gr9" style:family="graphic" style:parent-style-name="standard">
      <style:graphic-properties draw:fill="none" draw:textarea-horizontal-align="center" draw:textarea-vertical-align="middle" fo:padding-left="0cm" fo:padding-right="0cm"/>
    </style:style>
    <style:style style:name="gr10" style:family="graphic" style:parent-style-name="standard">
      <style:graphic-properties draw:fill="none" draw:textarea-horizontal-align="center" draw:textarea-vertical-align="middle" fo:padding-left="0.05cm" fo:padding-right="0cm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.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font-size="8pt" style:font-size-asian="8pt" style:font-size-complex="8pt"/>
    </style:style>
    <style:style style:name="P6" style:family="paragraph">
      <style:text-properties fo:font-size="6pt" style:font-size-asian="6pt" style:font-size-complex="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1.8cm" svg:height="0.4cm" svg:x="7.6cm" svg:y="3.8cm">
          <text:p text:style-name="P1"><text:span text:style-name="T1">IAexB</text:span></text:p>
        </draw:rect>
        <draw:line draw:style-name="gr2" draw:text-style-name="P3" draw:layer="layout" svg:x1="6cm" svg:y1="4cm" svg:x2="7.6cm" svg:y2="4cm">
          <text:p/>
        </draw:line>
        <draw:line draw:style-name="gr3" draw:text-style-name="P3" draw:layer="layout" svg:x1="10.8cm" svg:y1="10.3cm" svg:x2="10.6cm" svg:y2="10.6cm">
          <text:p/>
        </draw:line>
        <draw:line draw:style-name="gr3" draw:text-style-name="P3" draw:layer="layout" svg:x1="11cm" svg:y1="10.6cm" svg:x2="10.8cm" svg:y2="10.3cm">
          <text:p/>
        </draw:line>
        <draw:line draw:style-name="gr3" draw:text-style-name="P3" draw:layer="layout" svg:x1="10.6cm" svg:y1="10.6cm" svg:x2="11cm" svg:y2="10.6cm">
          <text:p/>
        </draw:line>
        <draw:line draw:style-name="gr3" draw:text-style-name="P3" draw:layer="layout" svg:x1="10.8cm" svg:y1="10.6cm" svg:x2="10.8cm" svg:y2="10.8cm">
          <text:p/>
        </draw:line>
        <draw:rect draw:style-name="gr4" draw:text-style-name="P2" draw:layer="layout" svg:width="2.997cm" svg:height="0.1cm" svg:x="3.003cm" svg:y="4.2cm">
          <text:p/>
        </draw:rect>
        <draw:rect draw:style-name="gr5" draw:text-style-name="P5" draw:layer="layout" svg:width="3cm" svg:height="0.9cm" svg:x="3cm" svg:y="4.3cm">
          <text:p text:style-name="P4"><text:span text:style-name="T2">ima11()</text:span></text:p>
          <text:p text:style-name="P4"><text:span text:style-name="T2">cmx11()</text:span></text:p>
        </draw:rect>
        <draw:rect draw:style-name="gr1" draw:text-style-name="P2" draw:layer="layout" svg:width="1.2cm" svg:height="0.4cm" svg:x="9.4cm" svg:y="3.8cm">
          <text:p text:style-name="P1"><text:span text:style-name="T1">id = 7</text:span></text:p>
        </draw:rect>
        <draw:rect draw:style-name="gr1" draw:text-style-name="P2" draw:layer="layout" svg:width="3cm" svg:height="0.4cm" svg:x="3cm" svg:y="3.8cm">
          <text:p text:style-name="P1"><text:span text:style-name="T1">CXexB</text:span></text:p>
        </draw:rect>
        <draw:rect draw:style-name="gr5" draw:text-style-name="P5" draw:layer="layout" svg:width="3cm" svg:height="0.5cm" svg:x="7.6cm" svg:y="4.3cm">
          <text:p text:style-name="P4"><text:span text:style-name="T2">ima11()</text:span></text:p>
        </draw:rect>
        <draw:rect draw:style-name="gr4" draw:text-style-name="P2" draw:layer="layout" svg:width="2.997cm" svg:height="0.1cm" svg:x="7.604cm" svg:y="4.2cm">
          <text:p/>
        </draw:rect>
        <draw:rect draw:style-name="gr1" draw:text-style-name="P2" draw:layer="layout" svg:width="1.8cm" svg:height="0.4cm" svg:x="7.601cm" svg:y="5.6cm">
          <text:p text:style-name="P1"><text:span text:style-name="T1">IBexB</text:span></text:p>
        </draw:rect>
        <draw:line draw:style-name="gr2" draw:text-style-name="P3" draw:layer="layout" svg:x1="6.001cm" svg:y1="5.8cm" svg:x2="7.601cm" svg:y2="5.8cm">
          <text:p/>
        </draw:line>
        <draw:rect draw:style-name="gr4" draw:text-style-name="P2" draw:layer="layout" svg:width="2.997cm" svg:height="0.1cm" svg:x="3.004cm" svg:y="6cm">
          <text:p/>
        </draw:rect>
        <draw:rect draw:style-name="gr5" draw:text-style-name="P5" draw:layer="layout" svg:width="3cm" svg:height="1.2cm" svg:x="3.001cm" svg:y="6.1cm">
          <text:p text:style-name="P4"><text:span text:style-name="T2">cmy11()</text:span></text:p>
          <text:p text:style-name="P4"><text:span text:style-name="T2">ima11()</text:span></text:p>
          <text:p text:style-name="P4"><text:span text:style-name="T2">imX1()</text:span></text:p>
        </draw:rect>
        <draw:rect draw:style-name="gr1" draw:text-style-name="P2" draw:layer="layout" svg:width="1.199cm" svg:height="0.4cm" svg:x="9.401cm" svg:y="5.6cm">
          <text:p text:style-name="P1"><text:span text:style-name="T1">id = 6</text:span></text:p>
        </draw:rect>
        <draw:rect draw:style-name="gr1" draw:text-style-name="P2" draw:layer="layout" svg:width="2.999cm" svg:height="0.4cm" svg:x="3.001cm" svg:y="5.6cm">
          <text:p text:style-name="P1"><text:span text:style-name="T1">CYexB</text:span></text:p>
        </draw:rect>
        <draw:rect draw:style-name="gr5" draw:text-style-name="P5" draw:layer="layout" svg:width="3cm" svg:height="0.6cm" svg:x="7.6cm" svg:y="6.1cm">
          <text:p text:style-name="P4"><text:span text:style-name="T2">imX1()</text:span></text:p>
        </draw:rect>
        <draw:rect draw:style-name="gr4" draw:text-style-name="P2" draw:layer="layout" svg:width="2.997cm" svg:height="0.1cm" svg:x="7.605cm" svg:y="6cm">
          <text:p/>
        </draw:rect>
        <draw:line draw:style-name="gr2" draw:text-style-name="P3" draw:layer="layout" svg:x1="14.8cm" svg:y1="5.8cm" svg:x2="10.6cm" svg:y2="5.8cm">
          <text:p/>
        </draw:line>
        <draw:rect draw:style-name="gr4" draw:text-style-name="P2" draw:layer="layout" svg:width="3.001cm" svg:height="0.1cm" svg:x="9.3cm" svg:y="9.6cm">
          <text:p/>
        </draw:rect>
        <draw:rect draw:style-name="gr5" draw:text-style-name="P5" draw:layer="layout" svg:width="3cm" svg:height="0.6cm" svg:x="9.301cm" svg:y="9.7cm">
          <text:p text:style-name="P4"><text:span text:style-name="T2">imXY()</text:span></text:p>
          <text:p text:style-name="P4"><text:span text:style-name="T2"/></text:p>
        </draw:rect>
        <draw:rect draw:style-name="gr1" draw:text-style-name="P2" draw:layer="layout" svg:width="1.8cm" svg:height="0.4cm" svg:x="9.301cm" svg:y="9.2cm">
          <text:p text:style-name="P1"><text:span text:style-name="T1">IDexB</text:span></text:p>
        </draw:rect>
        <draw:rect draw:style-name="gr1" draw:text-style-name="P2" draw:layer="layout" svg:width="1.199cm" svg:height="0.4cm" svg:x="11.101cm" svg:y="9.2cm">
          <text:p text:style-name="P1"><text:span text:style-name="T1">id = 4</text:span></text:p>
        </draw:rect>
        <draw:line draw:style-name="gr3" draw:text-style-name="P3" draw:layer="layout" svg:x1="8.5cm" svg:y1="10.8cm" svg:x2="11.9cm" svg:y2="10.8cm">
          <text:p/>
        </draw:line>
        <draw:line draw:style-name="gr3" draw:text-style-name="P3" draw:layer="layout" svg:x1="8.5cm" svg:y1="10.8cm" svg:x2="8.5cm" svg:y2="11cm">
          <text:p/>
        </draw:line>
        <draw:line draw:style-name="gr3" draw:text-style-name="P3" draw:layer="layout" svg:x1="11.9cm" svg:y1="10.8cm" svg:x2="11.9cm" svg:y2="11cm">
          <text:p/>
        </draw:line>
        <draw:line draw:style-name="gr3" draw:text-style-name="P3" draw:layer="layout" svg:x1="13.001cm" svg:y1="11.05cm" svg:x2="13.001cm" svg:y2="11.05cm">
          <text:p/>
        </draw:line>
        <draw:rect draw:style-name="gr4" draw:text-style-name="P2" draw:layer="layout" svg:width="3.001cm" svg:height="0.1cm" svg:x="10.402cm" svg:y="11.4cm">
          <text:p/>
        </draw:rect>
        <draw:rect draw:style-name="gr5" draw:text-style-name="P5" draw:layer="layout" svg:width="3cm" svg:height="1.2cm" svg:x="10.403cm" svg:y="11.5cm">
          <text:p text:style-name="P4"><text:span text:style-name="T2">imf21()</text:span></text:p>
        </draw:rect>
        <draw:rect draw:style-name="gr1" draw:text-style-name="P2" draw:layer="layout" svg:width="1.8cm" svg:height="0.4cm" svg:x="10.403cm" svg:y="11cm">
          <text:p text:style-name="P1"><text:span text:style-name="T1">IFexB</text:span></text:p>
        </draw:rect>
        <draw:rect draw:style-name="gr1" draw:text-style-name="P2" draw:layer="layout" svg:width="1.197cm" svg:height="0.4cm" svg:x="12.203cm" svg:y="11cm">
          <text:p text:style-name="P1"><text:span text:style-name="T1">id = 2</text:span></text:p>
        </draw:rect>
        <draw:line draw:style-name="gr3" draw:text-style-name="P3" draw:layer="layout" svg:x1="11.898cm" svg:y1="12.7cm" svg:x2="11.698cm" svg:y2="13cm">
          <text:p/>
        </draw:line>
        <draw:line draw:style-name="gr3" draw:text-style-name="P3" draw:layer="layout" svg:x1="12.098cm" svg:y1="13cm" svg:x2="11.898cm" svg:y2="12.7cm">
          <text:p/>
        </draw:line>
        <draw:line draw:style-name="gr3" draw:text-style-name="P3" draw:layer="layout" svg:x1="11.698cm" svg:y1="13cm" svg:x2="12.098cm" svg:y2="13cm">
          <text:p/>
        </draw:line>
        <draw:line draw:style-name="gr3" draw:text-style-name="P3" draw:layer="layout" svg:x1="11.898cm" svg:y1="13cm" svg:x2="11.898cm" svg:y2="13.5cm">
          <text:p/>
        </draw:line>
        <draw:rect draw:style-name="gr1" draw:text-style-name="P2" draw:layer="layout" svg:width="1.8cm" svg:height="0.4cm" svg:x="10.399cm" svg:y="13.5cm">
          <text:p text:style-name="P1"><text:span text:style-name="T1">IGexB</text:span></text:p>
        </draw:rect>
        <draw:rect draw:style-name="gr1" draw:text-style-name="P2" draw:layer="layout" svg:width="1.201cm" svg:height="0.4cm" svg:x="12.199cm" svg:y="13.5cm">
          <text:p text:style-name="P1"><text:span text:style-name="T1">id = 1</text:span></text:p>
        </draw:rect>
        <draw:rect draw:style-name="gr5" draw:text-style-name="P5" draw:layer="layout" svg:width="3cm" svg:height="0.6cm" svg:x="10.398cm" svg:y="14cm">
          <text:p text:style-name="P4"><text:span text:style-name="T2">img31()</text:span></text:p>
        </draw:rect>
        <draw:rect draw:style-name="gr4" draw:text-style-name="P2" draw:layer="layout" svg:width="2.997cm" svg:height="0.1cm" svg:x="10.403cm" svg:y="13.9cm">
          <text:p/>
        </draw:rect>
        <draw:line draw:style-name="gr2" draw:text-style-name="P3" draw:layer="layout" svg:x1="6.001cm" svg:y1="7.7cm" svg:x2="7.601cm" svg:y2="7.7cm">
          <text:p/>
        </draw:line>
        <draw:rect draw:style-name="gr4" draw:text-style-name="P2" draw:layer="layout" svg:width="2.997cm" svg:height="0.1cm" svg:x="3.004cm" svg:y="7.9cm">
          <text:p/>
        </draw:rect>
        <draw:rect draw:style-name="gr5" draw:text-style-name="P5" draw:layer="layout" svg:width="3cm" svg:height="1.9cm" svg:x="3.001cm" svg:y="8cm">
          <text:p text:style-name="P4"><text:span text:style-name="T2">cmz11()</text:span></text:p>
          <text:p text:style-name="P4"><text:span text:style-name="T2">ima11()</text:span></text:p>
          <text:p text:style-name="P4"><text:span text:style-name="T2">imX1()</text:span></text:p>
          <text:p text:style-name="P4"><text:span text:style-name="T2">imc31()</text:span></text:p>
          <text:p text:style-name="P4"><text:span text:style-name="T2">imXY()</text:span></text:p>
        </draw:rect>
        <draw:rect draw:style-name="gr1" draw:text-style-name="P2" draw:layer="layout" svg:width="2.999cm" svg:height="0.4cm" svg:x="3.001cm" svg:y="7.5cm">
          <text:p text:style-name="P1"><text:span text:style-name="T1">CZexB</text:span></text:p>
        </draw:rect>
        <draw:line draw:style-name="gr3" draw:text-style-name="P3" draw:layer="layout" svg:x1="9.1cm" svg:y1="4.8cm" svg:x2="8.9cm" svg:y2="5.1cm">
          <text:p/>
        </draw:line>
        <draw:line draw:style-name="gr3" draw:text-style-name="P3" draw:layer="layout" svg:x1="9.3cm" svg:y1="5.1cm" svg:x2="9.1cm" svg:y2="4.8cm">
          <text:p/>
        </draw:line>
        <draw:line draw:style-name="gr3" draw:text-style-name="P3" draw:layer="layout" svg:x1="8.9cm" svg:y1="5.1cm" svg:x2="9.3cm" svg:y2="5.1cm">
          <text:p/>
        </draw:line>
        <draw:line draw:style-name="gr3" draw:text-style-name="P3" draw:layer="layout" svg:x1="9.1cm" svg:y1="5.1cm" svg:x2="9.1cm" svg:y2="5.6cm">
          <text:p/>
        </draw:line>
        <draw:rect draw:style-name="gr1" draw:text-style-name="P2" draw:layer="layout" svg:width="1.8cm" svg:height="0.4cm" svg:x="7.601cm" svg:y="7.5cm">
          <text:p text:style-name="P1"><text:span text:style-name="T1">ICexB</text:span></text:p>
        </draw:rect>
        <draw:rect draw:style-name="gr1" draw:text-style-name="P2" draw:layer="layout" svg:width="1.199cm" svg:height="0.4cm" svg:x="9.401cm" svg:y="7.5cm">
          <text:p text:style-name="P1"><text:span text:style-name="T1">id = 5</text:span></text:p>
        </draw:rect>
        <draw:rect draw:style-name="gr5" draw:text-style-name="P5" draw:layer="layout" svg:width="3cm" svg:height="0.6cm" svg:x="7.6cm" svg:y="8cm">
          <text:p text:style-name="P4"><text:span text:style-name="T2">imc31()</text:span></text:p>
        </draw:rect>
        <draw:rect draw:style-name="gr4" draw:text-style-name="P2" draw:layer="layout" svg:width="2.997cm" svg:height="0.1cm" svg:x="7.605cm" svg:y="7.9cm">
          <text:p/>
        </draw:rect>
        <draw:line draw:style-name="gr3" draw:text-style-name="P3" draw:layer="layout" svg:x1="9.1cm" svg:y1="6.7cm" svg:x2="8.9cm" svg:y2="7cm">
          <text:p/>
        </draw:line>
        <draw:line draw:style-name="gr3" draw:text-style-name="P3" draw:layer="layout" svg:x1="9.3cm" svg:y1="7cm" svg:x2="9.1cm" svg:y2="6.7cm">
          <text:p/>
        </draw:line>
        <draw:line draw:style-name="gr3" draw:text-style-name="P3" draw:layer="layout" svg:x1="8.9cm" svg:y1="7cm" svg:x2="9.3cm" svg:y2="7cm">
          <text:p/>
        </draw:line>
        <draw:line draw:style-name="gr3" draw:text-style-name="P3" draw:layer="layout" svg:x1="9.1cm" svg:y1="7cm" svg:x2="9.1cm" svg:y2="7.5cm">
          <text:p/>
        </draw:line>
        <draw:line draw:style-name="gr3" draw:text-style-name="P3" draw:layer="layout" svg:x1="9.602cm" svg:y1="11.05cm" svg:x2="9.602cm" svg:y2="11.05cm">
          <text:p/>
        </draw:line>
        <draw:rect draw:style-name="gr4" draw:text-style-name="P2" draw:layer="layout" svg:width="3.001cm" svg:height="0.1cm" svg:x="7.003cm" svg:y="11.4cm">
          <text:p/>
        </draw:rect>
        <draw:rect draw:style-name="gr5" draw:text-style-name="P5" draw:layer="layout" svg:width="3cm" svg:height="1.2cm" svg:x="7.004cm" svg:y="11.5cm">
          <text:p text:style-name="P4"><text:span text:style-name="T2">imX1()</text:span></text:p>
        </draw:rect>
        <draw:rect draw:style-name="gr1" draw:text-style-name="P2" draw:layer="layout" svg:width="1.8cm" svg:height="0.4cm" svg:x="7.004cm" svg:y="11cm">
          <text:p text:style-name="P1"><text:span text:style-name="T1">IEexB</text:span></text:p>
        </draw:rect>
        <draw:rect draw:style-name="gr1" draw:text-style-name="P2" draw:layer="layout" svg:width="1.196cm" svg:height="0.4cm" svg:x="8.804cm" svg:y="11cm">
          <text:p text:style-name="P1"><text:span text:style-name="T1">id = 3</text:span></text:p>
        </draw:rect>
        <draw:line draw:style-name="gr2" draw:text-style-name="P3" draw:layer="layout" svg:x1="6.001cm" svg:y1="7.7cm" svg:x2="9.3cm" svg:y2="9.4cm">
          <text:p/>
        </draw:line>
        <draw:line draw:style-name="gr2" draw:text-style-name="P3" draw:layer="layout" svg:x1="6.001cm" svg:y1="7.7cm" svg:x2="7cm" svg:y2="11cm">
          <text:p/>
        </draw:line>
        <draw:rect draw:style-name="gr4" draw:text-style-name="P2" draw:layer="layout" svg:width="2.997cm" svg:height="0.1cm" svg:x="14.804cm" svg:y="6cm">
          <text:p/>
        </draw:rect>
        <draw:rect draw:style-name="gr5" draw:text-style-name="P5" draw:layer="layout" svg:width="3cm" svg:height="1.2cm" svg:x="14.801cm" svg:y="6.1cm">
          <text:p text:style-name="P4"><text:span text:style-name="T2">cmr11()</text:span></text:p>
          <text:p text:style-name="P4"><text:span text:style-name="T2">ima11()</text:span></text:p>
          <text:p text:style-name="P4"><text:span text:style-name="T2">imX1()</text:span></text:p>
        </draw:rect>
        <draw:rect draw:style-name="gr1" draw:text-style-name="P2" draw:layer="layout" svg:width="2.999cm" svg:height="0.4cm" svg:x="14.801cm" svg:y="5.6cm">
          <text:p text:style-name="P1"><text:span text:style-name="T1">CRexB</text:span></text:p>
        </draw:rect>
        <draw:rect draw:style-name="gr4" draw:text-style-name="P2" draw:layer="layout" svg:width="2.997cm" svg:height="0.1cm" svg:x="14.804cm" svg:y="8.5cm">
          <text:p/>
        </draw:rect>
        <draw:rect draw:style-name="gr5" draw:text-style-name="P5" draw:layer="layout" svg:width="3cm" svg:height="1.2cm" svg:x="14.801cm" svg:y="8.6cm">
          <text:p text:style-name="P4"><text:span text:style-name="T2">imf21()</text:span></text:p>
          <text:p text:style-name="P4"><text:span text:style-name="T2">cms21()</text:span></text:p>
          <text:p text:style-name="P4"><text:span text:style-name="T2">imXY()</text:span></text:p>
        </draw:rect>
        <draw:rect draw:style-name="gr1" draw:text-style-name="P2" draw:layer="layout" svg:width="2.999cm" svg:height="0.4cm" svg:x="14.801cm" svg:y="8.1cm">
          <text:p text:style-name="P1"><text:span text:style-name="T1">CSexB</text:span></text:p>
        </draw:rect>
        <draw:line draw:style-name="gr3" draw:text-style-name="P3" draw:layer="layout" svg:x1="16.4cm" svg:y1="7.3cm" svg:x2="16.2cm" svg:y2="7.6cm">
          <text:p/>
        </draw:line>
        <draw:line draw:style-name="gr3" draw:text-style-name="P3" draw:layer="layout" svg:x1="16.6cm" svg:y1="7.6cm" svg:x2="16.4cm" svg:y2="7.3cm">
          <text:p/>
        </draw:line>
        <draw:line draw:style-name="gr3" draw:text-style-name="P3" draw:layer="layout" svg:x1="16.2cm" svg:y1="7.6cm" svg:x2="16.6cm" svg:y2="7.6cm">
          <text:p/>
        </draw:line>
        <draw:line draw:style-name="gr3" draw:text-style-name="P3" draw:layer="layout" svg:x1="16.4cm" svg:y1="7.6cm" svg:x2="16.4cm" svg:y2="8.1cm">
          <text:p/>
        </draw:line>
        <draw:line draw:style-name="gr2" draw:text-style-name="P3" draw:layer="layout" svg:x1="14.8cm" svg:y1="8.3cm" svg:x2="13.3cm" svg:y2="11cm">
          <text:p/>
        </draw:line>
        <draw:rect draw:style-name="gr4" draw:text-style-name="P2" draw:layer="layout" svg:width="2.997cm" svg:height="0.1cm" svg:x="14.804cm" svg:y="13.3cm">
          <text:p/>
        </draw:rect>
        <draw:rect draw:style-name="gr5" draw:text-style-name="P5" draw:layer="layout" svg:width="3cm" svg:height="1.2cm" svg:x="14.801cm" svg:y="13.4cm">
          <text:p text:style-name="P4"><text:span text:style-name="T2">CT3(I)</text:span></text:p>
          <text:p text:style-name="P4"><text:span text:style-name="T2">cmt31()</text:span></text:p>
          <text:p text:style-name="P4"><text:span text:style-name="T2">img31()</text:span></text:p>
        </draw:rect>
        <draw:rect draw:style-name="gr1" draw:text-style-name="P2" draw:layer="layout" svg:width="2.999cm" svg:height="0.4cm" svg:x="14.801cm" svg:y="12.9cm">
          <text:p text:style-name="P1"><text:span text:style-name="T1">CTexB</text:span></text:p>
        </draw:rect>
        <draw:line draw:style-name="gr3" draw:text-style-name="P3" draw:layer="layout" svg:x1="16.4cm" svg:y1="9.8cm" svg:x2="16.2cm" svg:y2="10.1cm">
          <text:p/>
        </draw:line>
        <draw:line draw:style-name="gr3" draw:text-style-name="P3" draw:layer="layout" svg:x1="16.6cm" svg:y1="10.1cm" svg:x2="16.4cm" svg:y2="9.8cm">
          <text:p/>
        </draw:line>
        <draw:line draw:style-name="gr3" draw:text-style-name="P3" draw:layer="layout" svg:x1="16.2cm" svg:y1="10.1cm" svg:x2="16.6cm" svg:y2="10.1cm">
          <text:p/>
        </draw:line>
        <draw:line draw:style-name="gr3" draw:text-style-name="P3" draw:layer="layout" svg:x1="16.4cm" svg:y1="10.1cm" svg:x2="16.4cm" svg:y2="12.9cm">
          <text:p/>
        </draw:line>
        <draw:line draw:style-name="gr2" draw:text-style-name="P3" draw:layer="layout" svg:x1="14.8cm" svg:y1="13.1cm" svg:x2="13.4cm" svg:y2="13.7cm">
          <text:p/>
        </draw:line>
        <draw:rect draw:style-name="gr6" draw:text-style-name="P5" draw:layer="layout" svg:width="2cm" svg:height="0.4cm" svg:x="1.8cm" svg:y="22.2cm">
          <text:p text:style-name="P4"><text:span text:style-name="T2">size</text:span></text:p>
        </draw:rect>
        <draw:rect draw:style-name="gr6" draw:text-style-name="P5" draw:layer="layout" svg:width="2cm" svg:height="0.4cm" svg:x="4.6cm" svg:y="22.2cm">
          <text:p text:style-name="P4"><text:span text:style-name="T2">size</text:span></text:p>
        </draw:rect>
        <draw:rect draw:style-name="gr6" draw:text-style-name="P5" draw:layer="layout" svg:width="2cm" svg:height="0.4cm" svg:x="7.4cm" svg:y="22.2cm">
          <text:p text:style-name="P4"><text:span text:style-name="T2">size</text:span></text:p>
        </draw:rect>
        <draw:rect draw:style-name="gr6" draw:text-style-name="P5" draw:layer="layout" svg:width="2cm" svg:height="0.4cm" svg:x="10.6cm" svg:y="22.2cm">
          <text:p text:style-name="P4"><text:span text:style-name="T2">size</text:span></text:p>
        </draw:rect>
        <draw:rect draw:style-name="gr6" draw:text-style-name="P5" draw:layer="layout" svg:width="2cm" svg:height="0.4cm" svg:x="13.4cm" svg:y="22.2cm">
          <text:p text:style-name="P4"><text:span text:style-name="T2">size</text:span></text:p>
        </draw:rect>
        <draw:rect draw:style-name="gr6" draw:text-style-name="P5" draw:layer="layout" svg:width="2cm" svg:height="0.4cm" svg:x="16.6cm" svg:y="22.2cm">
          <text:p text:style-name="P4"><text:span text:style-name="T2">size</text:span></text:p>
        </draw:rect>
        <draw:rect draw:style-name="gr6" draw:text-style-name="P5" draw:layer="layout" svg:width="2cm" svg:height="0.4cm" svg:x="1.8cm" svg:y="21.8cm">
          <text:p text:style-name="P4"><text:span text:style-name="T2">...</text:span></text:p>
        </draw:rect>
        <draw:rect draw:style-name="gr6" draw:text-style-name="P5" draw:layer="layout" svg:width="2cm" svg:height="0.4cm" svg:x="4.6cm" svg:y="21.8cm">
          <text:p text:style-name="P4"><text:span text:style-name="T2">...</text:span></text:p>
        </draw:rect>
        <draw:rect draw:style-name="gr6" draw:text-style-name="P5" draw:layer="layout" svg:width="2cm" svg:height="0.4cm" svg:x="7.4cm" svg:y="21.8cm">
          <text:p text:style-name="P4"><text:span text:style-name="T2">...</text:span></text:p>
        </draw:rect>
        <draw:rect draw:style-name="gr6" draw:text-style-name="P5" draw:layer="layout" svg:width="2cm" svg:height="0.4cm" svg:x="10.6cm" svg:y="21.8cm">
          <text:p text:style-name="P4"><text:span text:style-name="T2">...</text:span></text:p>
        </draw:rect>
        <draw:rect draw:style-name="gr6" draw:text-style-name="P5" draw:layer="layout" svg:width="2cm" svg:height="0.4cm" svg:x="13.4cm" svg:y="21.8cm">
          <text:p text:style-name="P4"><text:span text:style-name="T2">...</text:span></text:p>
        </draw:rect>
        <draw:rect draw:style-name="gr6" draw:text-style-name="P5" draw:layer="layout" svg:width="2cm" svg:height="0.4cm" svg:x="16.6cm" svg:y="21.8cm">
          <text:p text:style-name="P4"><text:span text:style-name="T2">...</text:span></text:p>
        </draw:rect>
        <draw:rect draw:style-name="gr6" draw:text-style-name="P5" draw:layer="layout" svg:width="2cm" svg:height="0.4cm" svg:x="1.8cm" svg:y="22.6cm">
          <text:p text:style-name="P4"><text:span text:style-name="T2">...</text:span></text:p>
        </draw:rect>
        <draw:rect draw:style-name="gr6" draw:text-style-name="P5" draw:layer="layout" svg:width="2cm" svg:height="0.4cm" svg:x="4.6cm" svg:y="22.6cm">
          <text:p text:style-name="P4"><text:span text:style-name="T2">...</text:span></text:p>
        </draw:rect>
        <draw:rect draw:style-name="gr6" draw:text-style-name="P5" draw:layer="layout" svg:width="2cm" svg:height="0.4cm" svg:x="7.4cm" svg:y="22.6cm">
          <text:p text:style-name="P4"><text:span text:style-name="T2">...</text:span></text:p>
        </draw:rect>
        <draw:rect draw:style-name="gr6" draw:text-style-name="P5" draw:layer="layout" svg:width="2cm" svg:height="0.4cm" svg:x="10.6cm" svg:y="22.6cm">
          <text:p text:style-name="P4"><text:span text:style-name="T2">...</text:span></text:p>
        </draw:rect>
        <draw:rect draw:style-name="gr6" draw:text-style-name="P5" draw:layer="layout" svg:width="2cm" svg:height="0.4cm" svg:x="13.4cm" svg:y="22.6cm">
          <text:p text:style-name="P4"><text:span text:style-name="T2">...</text:span></text:p>
        </draw:rect>
        <draw:rect draw:style-name="gr6" draw:text-style-name="P5" draw:layer="layout" svg:width="2cm" svg:height="0.4cm" svg:x="16.6cm" svg:y="22.6cm">
          <text:p text:style-name="P4"><text:span text:style-name="T2">...</text:span></text:p>
        </draw:rect>
        <draw:rect draw:style-name="gr6" draw:text-style-name="P5" draw:layer="layout" svg:width="2cm" svg:height="0.4cm" svg:x="1.8cm" svg:y="23cm">
          <text:p text:style-name="P4"><text:span text:style-name="T2">ima11()</text:span></text:p>
        </draw:rect>
        <draw:rect draw:style-name="gr6" draw:text-style-name="P5" draw:layer="layout" svg:width="2cm" svg:height="0.4cm" svg:x="4.6cm" svg:y="23cm">
          <text:p text:style-name="P4"><text:span text:style-name="T2">imDelegIiMm</text:span></text:p>
        </draw:rect>
        <draw:rect draw:style-name="gr6" draw:text-style-name="P5" draw:layer="layout" svg:width="2cm" svg:height="0.4cm" svg:x="7.4cm" svg:y="23cm">
          <text:p text:style-name="P4"><text:span text:style-name="T2">imDelegIiMm</text:span></text:p>
        </draw:rect>
        <draw:rect draw:style-name="gr6" draw:text-style-name="P5" draw:layer="layout" svg:width="2cm" svg:height="0.4cm" svg:x="10.6cm" svg:y="23cm">
          <text:p text:style-name="P4"><text:span text:style-name="T2">imDelegIiMm</text:span></text:p>
        </draw:rect>
        <draw:rect draw:style-name="gr6" draw:text-style-name="P5" draw:layer="layout" svg:width="2cm" svg:height="0.4cm" svg:x="13.4cm" svg:y="23cm">
          <text:p text:style-name="P4"><text:span text:style-name="T2">imDelegIiMm</text:span></text:p>
        </draw:rect>
        <draw:rect draw:style-name="gr6" draw:text-style-name="P5" draw:layer="layout" svg:width="2cm" svg:height="0.4cm" svg:x="16.6cm" svg:y="23cm">
          <text:p text:style-name="P4"><text:span text:style-name="T2">imDelegIiMm</text:span></text:p>
        </draw:rect>
        <draw:rect draw:style-name="gr6" draw:text-style-name="P5" draw:layer="layout" svg:width="2cm" svg:height="0.4cm" svg:x="1.8cm" svg:y="21.4cm">
          <text:p text:style-name="P4"><text:span text:style-name="T2">&lt;init&gt;()</text:span></text:p>
        </draw:rect>
        <draw:rect draw:style-name="gr6" draw:text-style-name="P5" draw:layer="layout" svg:width="2cm" svg:height="0.4cm" svg:x="4.6cm" svg:y="21.4cm">
          <text:p text:style-name="P4"><text:span text:style-name="T2">&lt;init&gt;()</text:span></text:p>
        </draw:rect>
        <draw:rect draw:style-name="gr6" draw:text-style-name="P5" draw:layer="layout" svg:width="2cm" svg:height="0.4cm" svg:x="7.4cm" svg:y="21.4cm">
          <text:p text:style-name="P4"><text:span text:style-name="T2">&lt;init&gt;()</text:span></text:p>
        </draw:rect>
        <draw:rect draw:style-name="gr6" draw:text-style-name="P5" draw:layer="layout" svg:width="2cm" svg:height="0.4cm" svg:x="10.6cm" svg:y="21.4cm">
          <text:p text:style-name="P4"><text:span text:style-name="T2">&lt;init&gt;()</text:span></text:p>
        </draw:rect>
        <draw:rect draw:style-name="gr6" draw:text-style-name="P5" draw:layer="layout" svg:width="2cm" svg:height="0.4cm" svg:x="13.4cm" svg:y="21.4cm">
          <text:p text:style-name="P4"><text:span text:style-name="T2">&lt;init&gt;()</text:span></text:p>
        </draw:rect>
        <draw:rect draw:style-name="gr6" draw:text-style-name="P5" draw:layer="layout" svg:width="2cm" svg:height="0.4cm" svg:x="16.6cm" svg:y="21.4cm">
          <text:p text:style-name="P4"><text:span text:style-name="T2">&lt;init&gt;()</text:span></text:p>
        </draw:rect>
        <draw:rect draw:style-name="gr6" draw:text-style-name="P5" draw:layer="layout" svg:width="2cm" svg:height="0.4cm" svg:x="4.6cm" svg:y="21cm">
          <text:p text:style-name="P4"><text:span text:style-name="T2">cmy11()</text:span></text:p>
        </draw:rect>
        <draw:rect draw:style-name="gr6" draw:text-style-name="P5" draw:layer="layout" svg:width="2cm" svg:height="0.4cm" svg:x="4.6cm" svg:y="20.6cm">
          <text:p text:style-name="P4"><text:span text:style-name="T2">ima11()</text:span></text:p>
        </draw:rect>
        <draw:rect draw:style-name="gr6" draw:text-style-name="P5" draw:layer="layout" svg:width="2cm" svg:height="0.4cm" svg:x="1.8cm" svg:y="20.6cm">
          <text:p text:style-name="P4"><text:span text:style-name="T2">cmx11()</text:span></text:p>
        </draw:rect>
        <draw:rect draw:style-name="gr6" draw:text-style-name="P5" draw:layer="layout" svg:width="2cm" svg:height="0.4cm" svg:x="1.8cm" svg:y="21cm">
          <text:p text:style-name="P4"><text:span text:style-name="T2">ima11()</text:span></text:p>
        </draw:rect>
        <draw:rect draw:style-name="gr1" draw:text-style-name="P2" draw:layer="layout" svg:width="2cm" svg:height="0.4cm" svg:x="1.801cm" svg:y="17cm">
          <text:p text:style-name="P1"><text:span text:style-name="T1">CXexB</text:span></text:p>
        </draw:rect>
        <draw:rect draw:style-name="gr1" draw:text-style-name="P2" draw:layer="layout" svg:width="2cm" svg:height="0.4cm" svg:x="4.602cm" svg:y="17cm">
          <text:p text:style-name="P1"><text:span text:style-name="T1">CYexB</text:span></text:p>
        </draw:rect>
        <draw:rect draw:style-name="gr1" draw:text-style-name="P2" draw:layer="layout" svg:width="2cm" svg:height="0.4cm" svg:x="7.403cm" svg:y="17cm">
          <text:p text:style-name="P1"><text:span text:style-name="T1">CZexB</text:span></text:p>
        </draw:rect>
        <draw:rect draw:style-name="gr1" draw:text-style-name="P2" draw:layer="layout" svg:width="2cm" svg:height="0.4cm" svg:x="10.604cm" svg:y="17cm">
          <text:p text:style-name="P1"><text:span text:style-name="T1">CRexB</text:span></text:p>
        </draw:rect>
        <draw:rect draw:style-name="gr1" draw:text-style-name="P2" draw:layer="layout" svg:width="2cm" svg:height="0.4cm" svg:x="13.405cm" svg:y="17cm">
          <text:p text:style-name="P1"><text:span text:style-name="T1">CSexB</text:span></text:p>
        </draw:rect>
        <draw:line draw:style-name="gr7" draw:text-style-name="P3" draw:layer="layout" svg:x1="2.5cm" svg:y1="14.8cm" svg:x2="18.2cm" svg:y2="14.8cm">
          <text:p/>
        </draw:line>
        <draw:rect draw:style-name="gr1" draw:text-style-name="P2" draw:layer="layout" svg:width="2cm" svg:height="0.4cm" svg:x="16.605cm" svg:y="17cm">
          <text:p text:style-name="P1"><text:span text:style-name="T1">CTexB</text:span></text:p>
        </draw:rect>
        <draw:rect draw:style-name="gr6" draw:text-style-name="P5" draw:layer="layout" svg:width="2cm" svg:height="0.4cm" svg:x="4.6cm" svg:y="20.2cm">
          <text:p text:style-name="P4"><text:span text:style-name="T2">imX1()</text:span></text:p>
        </draw:rect>
        <draw:frame draw:style-name="gr8" draw:text-style-name="P6" draw:layer="layout" svg:width="0.4cm" svg:height="0.6cm" svg:x="4.205cm" svg:y="21.4cm">
          <draw:text-box>
            <text:p><text:span text:style-name="T3">0</text:span></text:p>
          </draw:text-box>
        </draw:frame>
        <draw:frame draw:style-name="gr8" draw:text-style-name="P6" draw:layer="layout" svg:width="0.4cm" svg:height="0.6cm" svg:x="4.205cm" svg:y="21cm">
          <draw:text-box>
            <text:p><text:span text:style-name="T3">1</text:span></text:p>
          </draw:text-box>
        </draw:frame>
        <draw:frame draw:style-name="gr8" draw:text-style-name="P6" draw:layer="layout" svg:width="0.4cm" svg:height="0.6cm" svg:x="4.205cm" svg:y="20.6cm">
          <draw:text-box>
            <text:p><text:span text:style-name="T3">2</text:span></text:p>
          </draw:text-box>
        </draw:frame>
        <draw:frame draw:style-name="gr8" draw:text-style-name="P6" draw:layer="layout" svg:width="0.4cm" svg:height="0.6cm" svg:x="4.205cm" svg:y="20.2cm">
          <draw:text-box>
            <text:p><text:span text:style-name="T3">3</text:span></text:p>
          </draw:text-box>
        </draw:frame>
        <draw:rect draw:style-name="gr9" draw:text-style-name="P5" draw:layer="layout" svg:width="1cm" svg:height="0.4cm" svg:x="4.602cm" svg:y="23.4cm">
          <text:p text:style-name="P4"><text:span text:style-name="T2">7(IA)</text:span></text:p>
        </draw:rect>
        <draw:rect draw:style-name="gr10" draw:text-style-name="P5" draw:id="id1" draw:layer="layout" svg:width="1cm" svg:height="0.4cm" svg:x="5.602cm" svg:y="23.4cm">
          <text:p text:style-name="P4"><text:span text:style-name="T2">bmo</text:span></text:p>
        </draw:rect>
        <draw:rect draw:style-name="gr9" draw:text-style-name="P5" draw:layer="layout" svg:width="1cm" svg:height="0.4cm" svg:x="4.602cm" svg:y="23.8cm">
          <text:p text:style-name="P4"><text:span text:style-name="T2">0(IB)</text:span></text:p>
        </draw:rect>
        <draw:rect draw:style-name="gr10" draw:text-style-name="P5" draw:id="id3" draw:layer="layout" svg:width="1cm" svg:height="0.4cm" svg:x="5.602cm" svg:y="23.8cm">
          <text:p text:style-name="P4"><text:span text:style-name="T2">bmo</text:span></text:p>
        </draw:rect>
        <draw:rect draw:style-name="gr6" draw:text-style-name="P5" draw:id="id2" draw:layer="layout" svg:width="2cm" svg:height="0.4cm" svg:x="4.6cm" svg:y="24.2cm">
          <text:p text:style-name="P4"><text:span text:style-name="T2">ima11()</text:span></text:p>
        </draw:rect>
        <draw:rect draw:style-name="gr6" draw:text-style-name="P5" draw:id="id4" draw:layer="layout" svg:width="2cm" svg:height="0.4cm" svg:x="4.6cm" svg:y="24.6cm">
          <text:p text:style-name="P4"><text:span text:style-name="T2">imX1()</text:span></text:p>
        </draw:rect>
        <draw:connector draw:style-name="gr11" draw:text-style-name="P3" draw:layer="layout" svg:x1="6.602cm" svg:y1="23.6cm" svg:x2="6.6cm" svg:y2="24.4cm" draw:start-shape="id1" draw:start-glue-point="1" draw:end-shape="id2" draw:end-glue-point="1" svg:d="m6602 23600h501v800h-503">
          <text:p/>
        </draw:connector>
        <draw:connector draw:style-name="gr11" draw:text-style-name="P3" draw:layer="layout" draw:line-skew="0.097cm" svg:x1="6.602cm" svg:y1="24cm" svg:x2="6.6cm" svg:y2="24.8cm" draw:start-shape="id3" draw:start-glue-point="1" draw:end-shape="id4" draw:end-glue-point="1" svg:d="m6602 24000h598v800h-600">
          <text:p/>
        </draw:connector>
        <draw:frame draw:style-name="gr8" draw:text-style-name="P6" draw:layer="layout" svg:width="0.4cm" svg:height="0.6cm" svg:x="1.405cm" svg:y="21.4cm">
          <draw:text-box>
            <text:p><text:span text:style-name="T3">0</text:span></text:p>
          </draw:text-box>
        </draw:frame>
        <draw:frame draw:style-name="gr8" draw:text-style-name="P6" draw:layer="layout" svg:width="0.4cm" svg:height="0.6cm" svg:x="1.405cm" svg:y="21cm">
          <draw:text-box>
            <text:p><text:span text:style-name="T3">1</text:span></text:p>
          </draw:text-box>
        </draw:frame>
        <draw:frame draw:style-name="gr8" draw:text-style-name="P6" draw:layer="layout" svg:width="0.4cm" svg:height="0.6cm" svg:x="1.405cm" svg:y="20.6cm">
          <draw:text-box>
            <text:p><text:span text:style-name="T3">2</text:span></text:p>
          </draw:text-box>
        </draw:frame>
        <draw:rect draw:style-name="gr9" draw:text-style-name="P5" draw:layer="layout" svg:width="1cm" svg:height="0.4cm" svg:x="7.402cm" svg:y="23.4cm">
          <text:p text:style-name="P4"><text:span text:style-name="T2">7(IA)</text:span></text:p>
        </draw:rect>
        <draw:rect draw:style-name="gr10" draw:text-style-name="P5" draw:id="id20" draw:layer="layout" svg:width="1cm" svg:height="0.4cm" svg:x="8.402cm" svg:y="23.4cm">
          <text:p text:style-name="P4"><text:span text:style-name="T2">bmo</text:span></text:p>
        </draw:rect>
        <draw:rect draw:style-name="gr9" draw:text-style-name="P5" draw:layer="layout" svg:width="1cm" svg:height="0.4cm" svg:x="7.402cm" svg:y="23.8cm">
          <text:p text:style-name="P4"><text:span text:style-name="T2">6(IB)</text:span></text:p>
        </draw:rect>
        <draw:rect draw:style-name="gr10" draw:text-style-name="P5" draw:id="id5" draw:layer="layout" svg:width="1cm" svg:height="0.4cm" svg:x="8.402cm" svg:y="23.8cm">
          <text:p text:style-name="P4"><text:span text:style-name="T2">bmo</text:span></text:p>
        </draw:rect>
        <draw:rect draw:style-name="gr9" draw:text-style-name="P5" draw:layer="layout" svg:width="1cm" svg:height="0.4cm" svg:x="7.402cm" svg:y="24.2cm">
          <text:p text:style-name="P4"><text:span text:style-name="T2">5(IC)</text:span></text:p>
        </draw:rect>
        <draw:rect draw:style-name="gr10" draw:text-style-name="P5" draw:id="id7" draw:layer="layout" svg:width="1cm" svg:height="0.4cm" svg:x="8.402cm" svg:y="24.2cm">
          <text:p text:style-name="P4"><text:span text:style-name="T2">bmo</text:span></text:p>
        </draw:rect>
        <draw:rect draw:style-name="gr9" draw:text-style-name="P5" draw:layer="layout" svg:width="1cm" svg:height="0.4cm" svg:x="7.402cm" svg:y="24.6cm">
          <text:p text:style-name="P4"><text:span text:style-name="T2">4(ID)</text:span></text:p>
        </draw:rect>
        <draw:rect draw:style-name="gr10" draw:text-style-name="P5" draw:id="id9" draw:layer="layout" svg:width="1cm" svg:height="0.4cm" svg:x="8.402cm" svg:y="24.6cm">
          <text:p text:style-name="P4"><text:span text:style-name="T2">bmo</text:span></text:p>
        </draw:rect>
        <draw:rect draw:style-name="gr9" draw:text-style-name="P5" draw:layer="layout" svg:width="1cm" svg:height="0.4cm" svg:x="7.402cm" svg:y="25cm">
          <text:p text:style-name="P4"><text:span text:style-name="T2">0(IE)</text:span></text:p>
        </draw:rect>
        <draw:rect draw:style-name="gr10" draw:text-style-name="P5" draw:id="id11" draw:layer="layout" svg:width="1cm" svg:height="0.4cm" svg:x="8.402cm" svg:y="25cm">
          <text:p text:style-name="P4"><text:span text:style-name="T2">bmo</text:span></text:p>
        </draw:rect>
        <draw:rect draw:style-name="gr6" draw:text-style-name="P5" draw:id="id21" draw:layer="layout" svg:width="2cm" svg:height="0.4cm" svg:x="7.4cm" svg:y="25.4cm">
          <text:p text:style-name="P4"><text:span text:style-name="T2">ima11()</text:span></text:p>
        </draw:rect>
        <draw:rect draw:style-name="gr6" draw:text-style-name="P5" draw:id="id12" draw:layer="layout" svg:width="2cm" svg:height="0.4cm" svg:x="7.4cm" svg:y="27cm">
          <text:p text:style-name="P4"><text:span text:style-name="T2">imX1()</text:span></text:p>
        </draw:rect>
        <draw:rect draw:style-name="gr6" draw:text-style-name="P5" draw:id="id8" draw:layer="layout" svg:width="2cm" svg:height="0.4cm" svg:x="7.4cm" svg:y="26.2cm">
          <text:p text:style-name="P4"><text:span text:style-name="T2">imc31()</text:span></text:p>
        </draw:rect>
        <draw:rect draw:style-name="gr6" draw:text-style-name="P5" draw:id="id10" draw:layer="layout" svg:width="2cm" svg:height="0.4cm" svg:x="7.4cm" svg:y="26.6cm">
          <text:p text:style-name="P4"><text:span text:style-name="T2">imXY()</text:span></text:p>
        </draw:rect>
        <draw:rect draw:style-name="gr6" draw:text-style-name="P5" draw:id="id6" draw:layer="layout" svg:width="2cm" svg:height="0.4cm" svg:x="7.4cm" svg:y="25.8cm">
          <text:p text:style-name="P4"><text:span text:style-name="T2">imX1()</text:span></text:p>
        </draw:rect>
        <draw:connector draw:style-name="gr11" draw:text-style-name="P3" draw:layer="layout" draw:line-skew="0.097cm" svg:x1="9.402cm" svg:y1="24cm" svg:x2="9.4cm" svg:y2="26cm" draw:start-shape="id5" draw:start-glue-point="1" draw:end-shape="id6" draw:end-glue-point="1" svg:d="m9402 24000h598v2000h-600">
          <text:p/>
        </draw:connector>
        <draw:connector draw:style-name="gr11" draw:text-style-name="P3" draw:layer="layout" draw:line-skew="0.197cm" svg:x1="9.402cm" svg:y1="24.4cm" svg:x2="9.4cm" svg:y2="26.4cm" draw:start-shape="id7" draw:start-glue-point="1" draw:end-shape="id8" draw:end-glue-point="1" svg:d="m9402 24400h698v2000h-700">
          <text:p/>
        </draw:connector>
        <draw:connector draw:style-name="gr11" draw:text-style-name="P3" draw:layer="layout" draw:line-skew="0.297cm" svg:x1="9.402cm" svg:y1="24.8cm" svg:x2="9.4cm" svg:y2="26.8cm" draw:start-shape="id9" draw:start-glue-point="1" draw:end-shape="id10" draw:end-glue-point="1" svg:d="m9402 24800h798v2000h-800">
          <text:p/>
        </draw:connector>
        <draw:connector draw:style-name="gr11" draw:text-style-name="P3" draw:layer="layout" draw:line-skew="0.397cm" svg:x1="9.402cm" svg:y1="25.2cm" svg:x2="9.4cm" svg:y2="27.2cm" draw:start-shape="id11" draw:start-glue-point="1" draw:end-shape="id12" draw:end-glue-point="1" svg:d="m9402 25200h898v2000h-900">
          <text:p/>
        </draw:connector>
        <draw:rect draw:style-name="gr6" draw:text-style-name="P5" draw:layer="layout" svg:width="2cm" svg:height="0.4cm" svg:x="7.4cm" svg:y="21cm">
          <text:p text:style-name="P4"><text:span text:style-name="T2">cmz11()</text:span></text:p>
        </draw:rect>
        <draw:rect draw:style-name="gr6" draw:text-style-name="P5" draw:layer="layout" svg:width="2cm" svg:height="0.4cm" svg:x="7.4cm" svg:y="20.6cm">
          <text:p text:style-name="P4"><text:span text:style-name="T2">ima11()</text:span></text:p>
        </draw:rect>
        <draw:rect draw:style-name="gr6" draw:text-style-name="P5" draw:layer="layout" svg:width="2cm" svg:height="0.4cm" svg:x="7.4cm" svg:y="20.2cm">
          <text:p text:style-name="P4"><text:span text:style-name="T2">imX1()</text:span></text:p>
        </draw:rect>
        <draw:rect draw:style-name="gr6" draw:text-style-name="P5" draw:layer="layout" svg:width="2cm" svg:height="0.4cm" svg:x="7.4cm" svg:y="19.8cm">
          <text:p text:style-name="P4"><text:span text:style-name="T2">imc31()</text:span></text:p>
        </draw:rect>
        <draw:rect draw:style-name="gr6" draw:text-style-name="P5" draw:layer="layout" svg:width="2cm" svg:height="0.4cm" svg:x="7.4cm" svg:y="19.4cm">
          <text:p text:style-name="P4"><text:span text:style-name="T2">imXY()</text:span></text:p>
        </draw:rect>
        <draw:frame draw:style-name="gr8" draw:text-style-name="P6" draw:layer="layout" svg:width="0.4cm" svg:height="0.6cm" svg:x="7.005cm" svg:y="21.4cm">
          <draw:text-box>
            <text:p><text:span text:style-name="T3">0</text:span></text:p>
          </draw:text-box>
        </draw:frame>
        <draw:frame draw:style-name="gr8" draw:text-style-name="P6" draw:layer="layout" svg:width="0.4cm" svg:height="0.6cm" svg:x="7.005cm" svg:y="21cm">
          <draw:text-box>
            <text:p><text:span text:style-name="T3">1</text:span></text:p>
          </draw:text-box>
        </draw:frame>
        <draw:frame draw:style-name="gr8" draw:text-style-name="P6" draw:layer="layout" svg:width="0.4cm" svg:height="0.6cm" svg:x="7.005cm" svg:y="20.6cm">
          <draw:text-box>
            <text:p><text:span text:style-name="T3">2</text:span></text:p>
          </draw:text-box>
        </draw:frame>
        <draw:frame draw:style-name="gr8" draw:text-style-name="P6" draw:layer="layout" svg:width="0.4cm" svg:height="0.6cm" svg:x="7.005cm" svg:y="20.2cm">
          <draw:text-box>
            <text:p><text:span text:style-name="T3">3</text:span></text:p>
          </draw:text-box>
        </draw:frame>
        <draw:frame draw:style-name="gr8" draw:text-style-name="P6" draw:layer="layout" svg:width="0.4cm" svg:height="0.6cm" svg:x="7.005cm" svg:y="19.8cm">
          <draw:text-box>
            <text:p><text:span text:style-name="T3">4</text:span></text:p>
          </draw:text-box>
        </draw:frame>
        <draw:frame draw:style-name="gr8" draw:text-style-name="P6" draw:layer="layout" svg:width="0.4cm" svg:height="0.6cm" svg:x="7.005cm" svg:y="19.4cm">
          <draw:text-box>
            <text:p><text:span text:style-name="T3">5</text:span></text:p>
          </draw:text-box>
        </draw:frame>
        <draw:rect draw:style-name="gr6" draw:text-style-name="P5" draw:layer="layout" svg:width="2cm" svg:height="0.4cm" svg:x="10.6cm" svg:y="21cm">
          <text:p text:style-name="P4"><text:span text:style-name="T2">cmr11()</text:span></text:p>
        </draw:rect>
        <draw:rect draw:style-name="gr6" draw:text-style-name="P5" draw:layer="layout" svg:width="2cm" svg:height="0.4cm" svg:x="10.6cm" svg:y="20.6cm">
          <text:p text:style-name="P4"><text:span text:style-name="T2">ima11()</text:span></text:p>
        </draw:rect>
        <draw:rect draw:style-name="gr6" draw:text-style-name="P5" draw:layer="layout" svg:width="2cm" svg:height="0.4cm" svg:x="10.6cm" svg:y="20.2cm">
          <text:p text:style-name="P4"><text:span text:style-name="T2">imX1()</text:span></text:p>
        </draw:rect>
        <draw:rect draw:style-name="gr9" draw:text-style-name="P5" draw:layer="layout" svg:width="1cm" svg:height="0.4cm" svg:x="10.602cm" svg:y="23.4cm">
          <text:p text:style-name="P4"><text:span text:style-name="T2">7(IA)</text:span></text:p>
        </draw:rect>
        <draw:rect draw:style-name="gr10" draw:text-style-name="P5" draw:id="id13" draw:layer="layout" svg:width="1cm" svg:height="0.4cm" svg:x="11.602cm" svg:y="23.4cm">
          <text:p text:style-name="P4"><text:span text:style-name="T2">bmo</text:span></text:p>
        </draw:rect>
        <draw:rect draw:style-name="gr9" draw:text-style-name="P5" draw:layer="layout" svg:width="1cm" svg:height="0.4cm" svg:x="10.602cm" svg:y="23.8cm">
          <text:p text:style-name="P4"><text:span text:style-name="T2">0(IB)</text:span></text:p>
        </draw:rect>
        <draw:rect draw:style-name="gr10" draw:text-style-name="P5" draw:id="id15" draw:layer="layout" svg:width="1cm" svg:height="0.4cm" svg:x="11.602cm" svg:y="23.8cm">
          <text:p text:style-name="P4"><text:span text:style-name="T2">bmo</text:span></text:p>
        </draw:rect>
        <draw:rect draw:style-name="gr6" draw:text-style-name="P5" draw:id="id14" draw:layer="layout" svg:width="2cm" svg:height="0.4cm" svg:x="10.6cm" svg:y="24.2cm">
          <text:p text:style-name="P4"><text:span text:style-name="T2">ima11()</text:span></text:p>
        </draw:rect>
        <draw:rect draw:style-name="gr6" draw:text-style-name="P5" draw:id="id16" draw:layer="layout" svg:width="2cm" svg:height="0.4cm" svg:x="10.6cm" svg:y="24.6cm">
          <text:p text:style-name="P4"><text:span text:style-name="T2">imX1()</text:span></text:p>
        </draw:rect>
        <draw:connector draw:style-name="gr11" draw:text-style-name="P3" draw:layer="layout" svg:x1="12.602cm" svg:y1="23.6cm" svg:x2="12.6cm" svg:y2="24.4cm" draw:start-shape="id13" draw:start-glue-point="1" draw:end-shape="id14" draw:end-glue-point="1" svg:d="m12602 23600h501v800h-503">
          <text:p/>
        </draw:connector>
        <draw:connector draw:style-name="gr11" draw:text-style-name="P3" draw:layer="layout" draw:line-skew="0.097cm" svg:x1="12.602cm" svg:y1="24cm" svg:x2="12.6cm" svg:y2="24.8cm" draw:start-shape="id15" draw:start-glue-point="1" draw:end-shape="id16" draw:end-glue-point="1" svg:d="m12602 24000h598v800h-600">
          <text:p/>
        </draw:connector>
        <draw:rect draw:style-name="gr6" draw:text-style-name="P5" draw:layer="layout" svg:width="2cm" svg:height="0.4cm" svg:x="13.4cm" svg:y="21cm">
          <text:p text:style-name="P4"><text:span text:style-name="T2">cmr11()</text:span></text:p>
        </draw:rect>
        <draw:rect draw:style-name="gr6" draw:text-style-name="P5" draw:layer="layout" svg:width="2cm" svg:height="0.4cm" svg:x="13.4cm" svg:y="20.6cm">
          <text:p text:style-name="P4"><text:span text:style-name="T2">ima11()</text:span></text:p>
        </draw:rect>
        <draw:rect draw:style-name="gr6" draw:text-style-name="P5" draw:layer="layout" svg:width="2cm" svg:height="0.4cm" svg:x="13.4cm" svg:y="20.2cm">
          <text:p text:style-name="P4"><text:span text:style-name="T2">imX1()</text:span></text:p>
        </draw:rect>
        <draw:rect draw:style-name="gr6" draw:text-style-name="P5" draw:layer="layout" svg:width="2cm" svg:height="0.4cm" svg:x="13.4cm" svg:y="19.8cm">
          <text:p text:style-name="P4"><text:span text:style-name="T2">imf21()</text:span></text:p>
        </draw:rect>
        <draw:rect draw:style-name="gr6" draw:text-style-name="P5" draw:layer="layout" svg:width="2cm" svg:height="0.4cm" svg:x="13.4cm" svg:y="19.4cm">
          <text:p text:style-name="P4"><text:span text:style-name="T2">cms21()</text:span></text:p>
        </draw:rect>
        <draw:rect draw:style-name="gr6" draw:text-style-name="P5" draw:layer="layout" svg:width="2cm" svg:height="0.4cm" svg:x="13.4cm" svg:y="19cm">
          <text:p text:style-name="P4"><text:span text:style-name="T2">imXY()</text:span></text:p>
        </draw:rect>
        <draw:rect draw:style-name="gr9" draw:text-style-name="P5" draw:layer="layout" svg:width="1cm" svg:height="0.4cm" svg:x="13.402cm" svg:y="23.4cm">
          <text:p text:style-name="P4"><text:span text:style-name="T2">7(IA)</text:span></text:p>
        </draw:rect>
        <draw:rect draw:style-name="gr10" draw:text-style-name="P5" draw:id="id22" draw:layer="layout" svg:width="1cm" svg:height="0.4cm" svg:x="14.402cm" svg:y="23.4cm">
          <text:p text:style-name="P4"><text:span text:style-name="T2">bmo</text:span></text:p>
        </draw:rect>
        <draw:rect draw:style-name="gr9" draw:text-style-name="P5" draw:layer="layout" svg:width="1cm" svg:height="0.4cm" svg:x="13.402cm" svg:y="23.8cm">
          <text:p text:style-name="P4"><text:span text:style-name="T2">6(IB)</text:span></text:p>
        </draw:rect>
        <draw:rect draw:style-name="gr10" draw:text-style-name="P5" draw:id="id17" draw:layer="layout" svg:width="1cm" svg:height="0.4cm" svg:x="14.402cm" svg:y="23.8cm">
          <text:p text:style-name="P4"><text:span text:style-name="T2">bmo</text:span></text:p>
        </draw:rect>
        <draw:rect draw:style-name="gr9" draw:text-style-name="P5" draw:layer="layout" svg:width="1cm" svg:height="0.4cm" svg:x="13.402cm" svg:y="24.2cm">
          <text:p text:style-name="P4"><text:span text:style-name="T2">4(ID)</text:span></text:p>
        </draw:rect>
        <draw:rect draw:style-name="gr10" draw:text-style-name="P5" draw:id="id19" draw:layer="layout" svg:width="1cm" svg:height="0.4cm" svg:x="14.402cm" svg:y="24.2cm">
          <text:p text:style-name="P4"><text:span text:style-name="T2">bmo</text:span></text:p>
        </draw:rect>
        <draw:rect draw:style-name="gr9" draw:text-style-name="P5" draw:layer="layout" svg:width="1cm" svg:height="0.4cm" svg:x="13.402cm" svg:y="24.6cm">
          <text:p text:style-name="P4"><text:span text:style-name="T2">0(IF)</text:span></text:p>
        </draw:rect>
        <draw:rect draw:style-name="gr10" draw:text-style-name="P5" draw:id="id24" draw:layer="layout" svg:width="1cm" svg:height="0.4cm" svg:x="14.402cm" svg:y="24.6cm">
          <text:p text:style-name="P4"><text:span text:style-name="T2">bmo</text:span></text:p>
        </draw:rect>
        <draw:rect draw:style-name="gr6" draw:text-style-name="P5" draw:id="id23" draw:layer="layout" svg:width="2cm" svg:height="0.4cm" svg:x="13.4cm" svg:y="25cm">
          <text:p text:style-name="P4"><text:span text:style-name="T2">ima11()</text:span></text:p>
        </draw:rect>
        <draw:rect draw:style-name="gr6" draw:text-style-name="P5" draw:id="id25" draw:layer="layout" svg:width="2cm" svg:height="0.4cm" svg:x="13.4cm" svg:y="26.2cm">
          <text:p text:style-name="P4"><text:span text:style-name="T2">imf21()</text:span></text:p>
        </draw:rect>
        <draw:rect draw:style-name="gr6" draw:text-style-name="P5" draw:layer="layout" svg:width="2cm" svg:height="0.4cm" svg:x="13.4cm" svg:y="25.8cm">
          <text:p text:style-name="P4"><text:span text:style-name="T2">imXY()</text:span></text:p>
        </draw:rect>
        <draw:rect draw:style-name="gr6" draw:text-style-name="P5" draw:id="id18" draw:layer="layout" svg:width="2cm" svg:height="0.4cm" svg:x="13.4cm" svg:y="25.4cm">
          <text:p text:style-name="P4"><text:span text:style-name="T2">imX1()</text:span></text:p>
        </draw:rect>
        <draw:connector draw:style-name="gr11" draw:text-style-name="P3" draw:layer="layout" draw:line-skew="0.097cm" svg:x1="15.402cm" svg:y1="24cm" svg:x2="15.4cm" svg:y2="25.6cm" draw:start-shape="id17" draw:start-glue-point="1" draw:end-shape="id18" draw:end-glue-point="1" svg:d="m15402 24000h598v1600h-600">
          <text:p/>
        </draw:connector>
        <draw:connector draw:style-name="gr11" draw:text-style-name="P3" draw:layer="layout" draw:line-skew="0.197cm" svg:x1="15.402cm" svg:y1="24.4cm" svg:x2="15.4cm" svg:y2="26cm" draw:start-shape="id19" draw:start-glue-point="1" svg:d="m15402 24400h698v1600h-700">
          <text:p/>
        </draw:connector>
        <draw:connector draw:style-name="gr11" draw:text-style-name="P3" draw:layer="layout" svg:x1="9.402cm" svg:y1="23.6cm" svg:x2="9.4cm" svg:y2="25.6cm" draw:start-shape="id20" draw:start-glue-point="1" draw:end-shape="id21" draw:end-glue-point="1" svg:d="m9402 23600h501v2000h-503">
          <text:p/>
        </draw:connector>
        <draw:connector draw:style-name="gr11" draw:text-style-name="P3" draw:layer="layout" svg:x1="15.402cm" svg:y1="23.6cm" svg:x2="15.4cm" svg:y2="25.2cm" draw:start-shape="id22" draw:start-glue-point="1" draw:end-shape="id23" draw:end-glue-point="1" svg:d="m15402 23600h501v1600h-503">
          <text:p/>
        </draw:connector>
        <draw:connector draw:style-name="gr11" draw:text-style-name="P3" draw:layer="layout" draw:line-skew="0.297cm" svg:x1="15.402cm" svg:y1="24.8cm" svg:x2="15.4cm" svg:y2="26.4cm" draw:start-shape="id24" draw:start-glue-point="1" draw:end-shape="id25" draw:end-glue-point="1" svg:d="m15402 24800h798v1600h-800">
          <text:p/>
        </draw:connector>
        <draw:rect draw:style-name="gr6" draw:text-style-name="P5" draw:layer="layout" svg:width="2cm" svg:height="0.4cm" svg:x="16.6cm" svg:y="21cm">
          <text:p text:style-name="P4"><text:span text:style-name="T2">cmr11()</text:span></text:p>
        </draw:rect>
        <draw:rect draw:style-name="gr6" draw:text-style-name="P5" draw:layer="layout" svg:width="2cm" svg:height="0.4cm" svg:x="16.6cm" svg:y="20.6cm">
          <text:p text:style-name="P4"><text:span text:style-name="T2">ima11()</text:span></text:p>
        </draw:rect>
        <draw:rect draw:style-name="gr6" draw:text-style-name="P5" draw:layer="layout" svg:width="2cm" svg:height="0.4cm" svg:x="16.6cm" svg:y="20.2cm">
          <text:p text:style-name="P4"><text:span text:style-name="T2">imX1()</text:span></text:p>
        </draw:rect>
        <draw:rect draw:style-name="gr6" draw:text-style-name="P5" draw:layer="layout" svg:width="2cm" svg:height="0.4cm" svg:x="16.6cm" svg:y="19.8cm">
          <text:p text:style-name="P4"><text:span text:style-name="T2">imf21()</text:span></text:p>
        </draw:rect>
        <draw:rect draw:style-name="gr6" draw:text-style-name="P5" draw:layer="layout" svg:width="2cm" svg:height="0.4cm" svg:x="16.6cm" svg:y="19.4cm">
          <text:p text:style-name="P4"><text:span text:style-name="T2">cms21()</text:span></text:p>
        </draw:rect>
        <draw:rect draw:style-name="gr6" draw:text-style-name="P5" draw:layer="layout" svg:width="2cm" svg:height="0.4cm" svg:x="16.6cm" svg:y="19cm">
          <text:p text:style-name="P4"><text:span text:style-name="T2">imXY()</text:span></text:p>
        </draw:rect>
        <draw:rect draw:style-name="gr6" draw:text-style-name="P5" draw:layer="layout" svg:width="2cm" svg:height="0.4cm" svg:x="16.6cm" svg:y="18.6cm">
          <text:p text:style-name="P4"><text:span text:style-name="T2">&lt;init&gt;(I)</text:span></text:p>
        </draw:rect>
        <draw:rect draw:style-name="gr6" draw:text-style-name="P5" draw:layer="layout" svg:width="2cm" svg:height="0.4cm" svg:x="16.6cm" svg:y="18.2cm">
          <text:p text:style-name="P4"><text:span text:style-name="T2">cmt31()</text:span></text:p>
        </draw:rect>
        <draw:rect draw:style-name="gr6" draw:text-style-name="P5" draw:layer="layout" svg:width="2cm" svg:height="0.4cm" svg:x="16.6cm" svg:y="17.8cm">
          <text:p text:style-name="P4"><text:span text:style-name="T2">img31()</text:span></text:p>
        </draw:rect>
        <draw:rect draw:style-name="gr9" draw:text-style-name="P5" draw:layer="layout" svg:width="1cm" svg:height="0.4cm" svg:x="16.602cm" svg:y="23.4cm">
          <text:p text:style-name="P4"><text:span text:style-name="T2">7(IA)</text:span></text:p>
        </draw:rect>
        <draw:rect draw:style-name="gr10" draw:text-style-name="P5" draw:id="id34" draw:layer="layout" svg:width="1cm" svg:height="0.4cm" svg:x="17.602cm" svg:y="23.4cm">
          <text:p text:style-name="P4"><text:span text:style-name="T2">bmo</text:span></text:p>
        </draw:rect>
        <draw:rect draw:style-name="gr9" draw:text-style-name="P5" draw:layer="layout" svg:width="1cm" svg:height="0.4cm" svg:x="16.602cm" svg:y="23.8cm">
          <text:p text:style-name="P4"><text:span text:style-name="T2">6(IB)</text:span></text:p>
        </draw:rect>
        <draw:rect draw:style-name="gr10" draw:text-style-name="P5" draw:id="id26" draw:layer="layout" svg:width="1cm" svg:height="0.4cm" svg:x="17.602cm" svg:y="23.8cm">
          <text:p text:style-name="P4"><text:span text:style-name="T2">bmo</text:span></text:p>
        </draw:rect>
        <draw:rect draw:style-name="gr9" draw:text-style-name="P5" draw:layer="layout" svg:width="1cm" svg:height="0.4cm" svg:x="16.602cm" svg:y="24.2cm">
          <text:p text:style-name="P4"><text:span text:style-name="T2">4(ID)</text:span></text:p>
        </draw:rect>
        <draw:rect draw:style-name="gr10" draw:text-style-name="P5" draw:id="id28" draw:layer="layout" svg:width="1cm" svg:height="0.4cm" svg:x="17.602cm" svg:y="24.2cm">
          <text:p text:style-name="P4"><text:span text:style-name="T2">bmo</text:span></text:p>
        </draw:rect>
        <draw:rect draw:style-name="gr9" draw:text-style-name="P5" draw:layer="layout" svg:width="1cm" svg:height="0.4cm" svg:x="16.602cm" svg:y="24.6cm">
          <text:p text:style-name="P4"><text:span text:style-name="T2">2(IF)</text:span></text:p>
        </draw:rect>
        <draw:rect draw:style-name="gr10" draw:text-style-name="P5" draw:id="id30" draw:layer="layout" svg:width="1cm" svg:height="0.4cm" svg:x="17.602cm" svg:y="24.6cm">
          <text:p text:style-name="P4"><text:span text:style-name="T2">bmo</text:span></text:p>
        </draw:rect>
        <draw:rect draw:style-name="gr9" draw:text-style-name="P5" draw:layer="layout" svg:width="1cm" svg:height="0.4cm" svg:x="16.602cm" svg:y="25cm">
          <text:p text:style-name="P4"><text:span text:style-name="T2">0(IG)</text:span></text:p>
        </draw:rect>
        <draw:rect draw:style-name="gr10" draw:text-style-name="P5" draw:id="id32" draw:layer="layout" svg:width="1cm" svg:height="0.4cm" svg:x="17.602cm" svg:y="25cm">
          <text:p text:style-name="P4"><text:span text:style-name="T2">bmo</text:span></text:p>
        </draw:rect>
        <draw:rect draw:style-name="gr6" draw:text-style-name="P5" draw:id="id35" draw:layer="layout" svg:width="2cm" svg:height="0.4cm" svg:x="16.6cm" svg:y="25.4cm">
          <text:p text:style-name="P4"><text:span text:style-name="T2">ima11()</text:span></text:p>
        </draw:rect>
        <draw:rect draw:style-name="gr6" draw:text-style-name="P5" draw:id="id33" draw:layer="layout" svg:width="2cm" svg:height="0.4cm" svg:x="16.6cm" svg:y="27cm">
          <text:p text:style-name="P4"><text:span text:style-name="T2">img31()</text:span></text:p>
        </draw:rect>
        <draw:rect draw:style-name="gr6" draw:text-style-name="P5" draw:id="id29" draw:layer="layout" svg:width="2cm" svg:height="0.4cm" svg:x="16.6cm" svg:y="26.2cm">
          <text:p text:style-name="P4"><text:span text:style-name="T2">imXY()</text:span></text:p>
        </draw:rect>
        <draw:rect draw:style-name="gr6" draw:text-style-name="P5" draw:id="id31" draw:layer="layout" svg:width="2cm" svg:height="0.4cm" svg:x="16.6cm" svg:y="26.6cm">
          <text:p text:style-name="P4"><text:span text:style-name="T2">imf21()</text:span></text:p>
        </draw:rect>
        <draw:rect draw:style-name="gr6" draw:text-style-name="P5" draw:id="id27" draw:layer="layout" svg:width="2cm" svg:height="0.4cm" svg:x="16.6cm" svg:y="25.8cm">
          <text:p text:style-name="P4"><text:span text:style-name="T2">imX1()</text:span></text:p>
        </draw:rect>
        <draw:connector draw:style-name="gr11" draw:text-style-name="P3" draw:layer="layout" draw:line-skew="0.097cm" svg:x1="18.602cm" svg:y1="24cm" svg:x2="18.6cm" svg:y2="26cm" draw:start-shape="id26" draw:start-glue-point="1" draw:end-shape="id27" draw:end-glue-point="1" svg:d="m18602 24000h598v2000h-600">
          <text:p/>
        </draw:connector>
        <draw:connector draw:style-name="gr11" draw:text-style-name="P3" draw:layer="layout" draw:line-skew="0.197cm" svg:x1="18.602cm" svg:y1="24.4cm" svg:x2="18.6cm" svg:y2="26.4cm" draw:start-shape="id28" draw:start-glue-point="1" draw:end-shape="id29" draw:end-glue-point="1" svg:d="m18602 24400h698v2000h-700">
          <text:p/>
        </draw:connector>
        <draw:connector draw:style-name="gr11" draw:text-style-name="P3" draw:layer="layout" draw:line-skew="0.297cm" svg:x1="18.602cm" svg:y1="24.8cm" svg:x2="18.6cm" svg:y2="26.8cm" draw:start-shape="id30" draw:start-glue-point="1" draw:end-shape="id31" draw:end-glue-point="1" svg:d="m18602 24800h798v2000h-800">
          <text:p/>
        </draw:connector>
        <draw:connector draw:style-name="gr11" draw:text-style-name="P3" draw:layer="layout" draw:line-skew="0.397cm" svg:x1="18.602cm" svg:y1="25.2cm" svg:x2="18.6cm" svg:y2="27.2cm" draw:start-shape="id32" draw:start-glue-point="1" draw:end-shape="id33" draw:end-glue-point="1" svg:d="m18602 25200h898v2000h-900">
          <text:p/>
        </draw:connector>
        <draw:connector draw:style-name="gr11" draw:text-style-name="P3" draw:layer="layout" svg:x1="18.602cm" svg:y1="23.6cm" svg:x2="18.6cm" svg:y2="25.6cm" draw:start-shape="id34" draw:start-glue-point="1" draw:end-shape="id35" draw:end-glue-point="1" svg:d="m18602 23600h501v2000h-503">
          <text:p/>
        </draw:connector>
        <draw:frame draw:style-name="gr8" draw:text-style-name="P6" draw:layer="layout" svg:width="0.4cm" svg:height="0.6cm" svg:x="16.206cm" svg:y="21.4cm">
          <draw:text-box>
            <text:p><text:span text:style-name="T3">0</text:span></text:p>
          </draw:text-box>
        </draw:frame>
        <draw:frame draw:style-name="gr8" draw:text-style-name="P6" draw:layer="layout" svg:width="0.4cm" svg:height="0.6cm" svg:x="16.206cm" svg:y="21cm">
          <draw:text-box>
            <text:p><text:span text:style-name="T3">1</text:span></text:p>
          </draw:text-box>
        </draw:frame>
        <draw:frame draw:style-name="gr8" draw:text-style-name="P6" draw:layer="layout" svg:width="0.4cm" svg:height="0.6cm" svg:x="16.206cm" svg:y="20.6cm">
          <draw:text-box>
            <text:p><text:span text:style-name="T3">2</text:span></text:p>
          </draw:text-box>
        </draw:frame>
        <draw:frame draw:style-name="gr8" draw:text-style-name="P6" draw:layer="layout" svg:width="0.4cm" svg:height="0.6cm" svg:x="16.206cm" svg:y="20.2cm">
          <draw:text-box>
            <text:p><text:span text:style-name="T3">3</text:span></text:p>
          </draw:text-box>
        </draw:frame>
        <draw:frame draw:style-name="gr8" draw:text-style-name="P6" draw:layer="layout" svg:width="0.4cm" svg:height="0.6cm" svg:x="16.206cm" svg:y="19.8cm">
          <draw:text-box>
            <text:p><text:span text:style-name="T3">4</text:span></text:p>
          </draw:text-box>
        </draw:frame>
        <draw:frame draw:style-name="gr8" draw:text-style-name="P6" draw:layer="layout" svg:width="0.4cm" svg:height="0.6cm" svg:x="16.206cm" svg:y="19.4cm">
          <draw:text-box>
            <text:p><text:span text:style-name="T3">5</text:span></text:p>
          </draw:text-box>
        </draw:frame>
        <draw:frame draw:style-name="gr8" draw:text-style-name="P6" draw:layer="layout" svg:width="0.4cm" svg:height="0.6cm" svg:x="16.206cm" svg:y="19cm">
          <draw:text-box>
            <text:p><text:span text:style-name="T3">6</text:span></text:p>
          </draw:text-box>
        </draw:frame>
        <draw:frame draw:style-name="gr8" draw:text-style-name="P6" draw:layer="layout" svg:width="0.4cm" svg:height="0.6cm" svg:x="16.206cm" svg:y="18.6cm">
          <draw:text-box>
            <text:p><text:span text:style-name="T3">7</text:span></text:p>
          </draw:text-box>
        </draw:frame>
        <draw:frame draw:style-name="gr12" draw:text-style-name="P6" draw:layer="layout" svg:width="0.4cm" svg:height="0.7cm" svg:x="16.207cm" svg:y="18.2cm">
          <draw:text-box>
            <text:p><text:span text:style-name="T3">8</text:span></text:p>
          </draw:text-box>
        </draw:frame>
        <draw:frame draw:style-name="gr8" draw:text-style-name="P6" draw:layer="layout" svg:width="0.4cm" svg:height="0.6cm" svg:x="16.207cm" svg:y="17.8cm">
          <draw:text-box>
            <text:p><text:span text:style-name="T3">9</text:span></text:p>
          </draw:text-box>
        </draw:frame>
        <draw:frame draw:style-name="gr8" draw:text-style-name="P6" draw:layer="layout" svg:width="0.4cm" svg:height="0.6cm" svg:x="13.006cm" svg:y="21.4cm">
          <draw:text-box>
            <text:p><text:span text:style-name="T3">0</text:span></text:p>
          </draw:text-box>
        </draw:frame>
        <draw:frame draw:style-name="gr8" draw:text-style-name="P6" draw:layer="layout" svg:width="0.4cm" svg:height="0.6cm" svg:x="13.006cm" svg:y="21cm">
          <draw:text-box>
            <text:p><text:span text:style-name="T3">1</text:span></text:p>
          </draw:text-box>
        </draw:frame>
        <draw:frame draw:style-name="gr8" draw:text-style-name="P6" draw:layer="layout" svg:width="0.4cm" svg:height="0.6cm" svg:x="13.006cm" svg:y="20.6cm">
          <draw:text-box>
            <text:p><text:span text:style-name="T3">2</text:span></text:p>
          </draw:text-box>
        </draw:frame>
        <draw:frame draw:style-name="gr8" draw:text-style-name="P6" draw:layer="layout" svg:width="0.4cm" svg:height="0.6cm" svg:x="13.006cm" svg:y="20.2cm">
          <draw:text-box>
            <text:p><text:span text:style-name="T3">3</text:span></text:p>
          </draw:text-box>
        </draw:frame>
        <draw:frame draw:style-name="gr8" draw:text-style-name="P6" draw:layer="layout" svg:width="0.4cm" svg:height="0.6cm" svg:x="13.006cm" svg:y="19.8cm">
          <draw:text-box>
            <text:p><text:span text:style-name="T3">4</text:span></text:p>
          </draw:text-box>
        </draw:frame>
        <draw:frame draw:style-name="gr8" draw:text-style-name="P6" draw:layer="layout" svg:width="0.4cm" svg:height="0.6cm" svg:x="13.006cm" svg:y="19.4cm">
          <draw:text-box>
            <text:p><text:span text:style-name="T3">5</text:span></text:p>
          </draw:text-box>
        </draw:frame>
        <draw:frame draw:style-name="gr8" draw:text-style-name="P6" draw:layer="layout" svg:width="0.4cm" svg:height="0.6cm" svg:x="13.006cm" svg:y="19cm">
          <draw:text-box>
            <text:p><text:span text:style-name="T3">6</text:span></text:p>
          </draw:text-box>
        </draw:frame>
        <draw:frame draw:style-name="gr8" draw:text-style-name="P6" draw:layer="layout" svg:width="0.4cm" svg:height="0.6cm" svg:x="10.206cm" svg:y="21.4cm">
          <draw:text-box>
            <text:p><text:span text:style-name="T3">0</text:span></text:p>
          </draw:text-box>
        </draw:frame>
        <draw:frame draw:style-name="gr8" draw:text-style-name="P6" draw:layer="layout" svg:width="0.4cm" svg:height="0.6cm" svg:x="10.206cm" svg:y="21cm">
          <draw:text-box>
            <text:p><text:span text:style-name="T3">1</text:span></text:p>
          </draw:text-box>
        </draw:frame>
        <draw:frame draw:style-name="gr8" draw:text-style-name="P6" draw:layer="layout" svg:width="0.4cm" svg:height="0.6cm" svg:x="10.206cm" svg:y="20.6cm">
          <draw:text-box>
            <text:p><text:span text:style-name="T3">2</text:span></text:p>
          </draw:text-box>
        </draw:frame>
        <draw:frame draw:style-name="gr8" draw:text-style-name="P6" draw:layer="layout" svg:width="0.4cm" svg:height="0.6cm" svg:x="10.206cm" svg:y="20.2cm">
          <draw:text-box>
            <text:p><text:span text:style-name="T3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Linienende_20_1" draw:display-name="Linienende 1" svg:viewBox="0 0 1131 902" svg:d="m564 0-564 902h1131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initial-creator>Urs Graf</meta:initial-creator>
    <meta:creation-date>2010-04-12T08:44:15</meta:creation-date>
    <dc:creator>Urs Graf</dc:creator>
    <dc:date>2013-03-26T18:38:14.09</dc:date>
    <meta:printed-by>Urs Graf</meta:printed-by>
    <meta:print-date>2010-04-12T09:03:01</meta:print-date>
    <meta:editing-cycles>14</meta:editing-cycles>
    <meta:editing-duration>PT81H15M49S</meta:editing-duration>
    <meta:document-statistic meta:object-count="254"/>
    <meta:user-defined meta:name="Info 1"/>
    <meta:user-defined meta:name="Info 2"/>
    <meta:user-defined meta:name="Info 3"/>
    <meta:user-defined meta:name="Info 4"/>
  </office:meta>
</office:document-meta>
</file>